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ENDEZU PORRAS JOHN EMERSO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076070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763635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OLAR HIDALGO, MARIO NED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294333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PUMA TORRES, GERMAN LUI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92418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30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0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6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17:46:5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